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2.3945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3.7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ext-properties style:text-line-through-style="none" style:text-position="" style:text-underline-style="none"/>
    </style:style>
    <style:style style:name="ce4" style:family="table-cell" style:parent-style-name="Default">
      <style:text-properties style:text-line-through-style="solid" style:text-position="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4"/>
        </table:table-row>
        <table:table-row table:style-name="ro1" table:number-rows-repeated="27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  <table:table-cell table:number-columns-repeated="2"/>
        </table:table-row>
        <table:table-row table:style-name="ro1" table:number-rows-repeated="104849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3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20" table:default-cell-style-name="Default"/>
        <table:table-column table:style-name="co5" table:default-cell-style-name="ce7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7T13:48:36</dc:date>
    <meta:editing-duration>P10DT14H55M52S</meta:editing-duration>
    <meta:editing-cycles>74</meta:editing-cycles>
    <dc:creator>ilya </dc:creator>
    <meta:document-statistic meta:table-count="6" meta:cell-count="330" meta:object-count="0"/>
  </office:meta>
</office:document-meta>
</file>